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.F Destkhat IV1" svg:font-family="'.F Destkhat IV'"/>
    <style:font-face style:name="Behdad1" svg:font-family="Behdad"/>
    <style:font-face style:name="Wingdings1" svg:font-family="Wingdings"/>
    <style:font-face style:name=".F Destkhat IV" svg:font-family="'.F Destkhat IV'" style:font-pitch="variable"/>
    <style:font-face style:name="Behdad" svg:font-family="Behdad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fafa19" draw:fill="non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none" draw:textarea-vertical-align="bottom" fo:min-height="2.446cm" fo:min-width="2.54cm" fo:padding-top="0.102cm" fo:padding-bottom="0.102cm" fo:padding-left="0.102cm" fo:padding-right="0.102cm"/>
      <style:paragraph-properties style:writing-mode="lr-tb"/>
    </style:style>
    <style:style style:name="gr3" style:family="graphic" style:parent-style-name="standard">
      <style:graphic-properties draw:stroke="solid" svg:stroke-width="0.053cm" svg:stroke-color="#fa0019" draw:fill="non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draw:textarea-vertical-align="bottom" fo:min-height="2.369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fa19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1919fa" draw:fill="none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816cm" fo:min-width="2.54cm" fo:padding-top="0.102cm" fo:padding-bottom="0.102cm" fo:padding-left="0.102cm" fo:padding-right="0.102cm"/>
      <style:paragraph-properties style:writing-mode="lr-tb"/>
    </style:style>
    <style:style style:name="gr8" style:family="graphic" style:parent-style-name="standard">
      <style:graphic-properties draw:stroke="none" draw:fill="none" fo:min-height="7.657cm" fo:min-width="2.54cm" fo:padding-top="0.102cm" fo:padding-bottom="0.102cm" fo:padding-left="0.102cm" fo:padding-right="0.10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.204cm" fo:margin-right="0cm" fo:text-align="start" fo:text-indent="-0.204cm"/>
    </style:style>
    <style:style style:name="T1" style:family="text">
      <style:text-properties fo:color="#d9d9d9" style:font-name="Behdad1" fo:font-size="10pt" fo:language="fa" fo:country="IR" style:font-name-asian="Behdad1" style:font-size-asian="10pt" style:font-name-complex="Behdad1" style:font-size-complex="10pt"/>
    </style:style>
    <style:style style:name="T2" style:family="text">
      <style:text-properties fo:color="#d9d9d9" style:font-name="Behdad1" fo:font-size="6pt" fo:language="fa" fo:country="IR" style:font-name-asian="Behdad1" style:font-size-asian="6pt" style:font-name-complex="Behdad1" style:font-size-complex="6pt"/>
    </style:style>
    <style:style style:name="T3" style:family="text">
      <style:text-properties fo:color="#d9d9d9" style:font-name="Behdad1" fo:font-size="9pt" fo:language="fa" fo:country="IR" style:font-name-asian="Behdad1" style:font-size-asian="9pt" style:font-name-complex="Behdad1" style:font-size-complex="9pt"/>
    </style:style>
    <style:style style:name="T4" style:family="text">
      <style:text-properties fo:color="#000000" style:font-name="Behdad1" fo:font-size="14.6000003814697pt" fo:language="fa" fo:country="IR" fo:font-weight="bold" style:font-name-asian="Behdad1" style:font-size-asian="14.6000003814697pt" style:font-weight-asian="bold" style:font-name-complex="Behdad1" style:font-size-complex="14.6000003814697pt" style:font-weight-complex="bold"/>
    </style:style>
    <style:style style:name="T5" style:family="text">
      <style:text-properties fo:color="#000000" style:font-name="Behdad1" fo:font-size="11.3999996185303pt" fo:language="fa" fo:country="IR" style:font-name-asian="Behdad1" style:font-size-asian="11.3999996185303pt" style:font-name-complex="Behdad1" style:font-size-complex="11.3999996185303pt"/>
    </style:style>
    <style:style style:name="T6" style:family="text">
      <style:text-properties fo:color="#000000" style:font-name=".F Destkhat IV1" fo:font-size="10.3000001907349pt" fo:language="fa" fo:country="IR" style:font-name-asian=".F Destkhat IV1" style:font-size-asian="10.3000001907349pt" style:font-name-complex=".F Destkhat IV1" style:font-size-complex="10.3000001907349pt"/>
    </style:style>
    <style:style style:name="T7" style:family="text">
      <style:text-properties fo:color="#000000" style:font-name="Wingdings1" fo:font-size="10.3000001907349pt" fo:language="en" fo:country="US" style:font-name-asian="Wingdings1" style:font-size-asian="10.3000001907349pt" style:font-name-complex="Wingdings1" style:font-size-complex="10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ath draw:style-name="gr1" draw:text-style-name="P1" draw:layer="layout" svg:width="4.842cm" svg:height="2.65cm" svg:x="5.301cm" svg:y="9.15cm" svg:viewBox="0 0 4843 2651" svg:d="M441 0c-221 0-441 220-441 441v1769c0 221 220 441 441 441h3961c220 0 441-220 441-441v-1769c0-221-221-441-441-441z">
            <text:p/>
          </draw:path>
          <draw:frame draw:style-name="gr2" draw:text-style-name="P1" draw:layer="layout" svg:width="4.842cm" svg:height="2.65cm" svg:x="5.301cm" svg:y="9.15cm">
            <draw:text-box>
              <text:p text:style-name="P2"><text:span text:style-name="T1">مهم و فوری</text:span><text:span text:style-name="T1"> </text:span></text:p>
              <text:p text:style-name="P2"><text:span text:style-name="T2">همین حالا یا هیچ وقت</text:span><text:span text:style-name="T2">! </text:span></text:p>
            </draw:text-box>
          </draw:frame>
        </draw:g>
        <draw:g>
          <draw:path draw:style-name="gr3" draw:text-style-name="P1" draw:layer="layout" svg:width="4.842cm" svg:height="2.573cm" svg:x="5.301cm" svg:y="11.852cm" svg:viewBox="0 0 4843 2574" svg:d="M428 0c-214 0-428 214-428 428v1717c0 215 214 429 428 429h3986c215 0 429-214 429-429v-1717c0-214-214-428-429-428z">
            <text:p/>
          </draw:path>
          <draw:frame draw:style-name="gr4" draw:text-style-name="P1" draw:layer="layout" svg:width="4.842cm" svg:height="2.573cm" svg:x="5.301cm" svg:y="11.852cm">
            <draw:text-box>
              <text:p text:style-name="P2"><text:span text:style-name="T1">غیر مهم و فوری</text:span><text:span text:style-name="T1"> </text:span></text:p>
              <text:p text:style-name="P2"><text:span text:style-name="T2">بسپر یکی دیگه انجام بده</text:span><text:span text:style-name="T2">... </text:span></text:p>
            </draw:text-box>
          </draw:frame>
        </draw:g>
        <draw:g>
          <draw:path draw:style-name="gr5" draw:text-style-name="P1" draw:layer="layout" svg:width="4.817cm" svg:height="2.65cm" svg:x="0.348cm" svg:y="9.15cm" svg:viewBox="0 0 4818 2651" svg:d="M441 0c-221 0-441 220-441 441v1769c0 221 220 441 441 441h3936c221 0 441-220 441-441v-1769c0-221-220-441-441-441z">
            <text:p/>
          </draw:path>
          <draw:frame draw:style-name="gr2" draw:text-style-name="P1" draw:layer="layout" svg:width="4.817cm" svg:height="2.65cm" svg:x="0.348cm" svg:y="9.15cm">
            <draw:text-box>
              <text:p text:style-name="P2"><text:span text:style-name="T1">مهم و غیر فوری</text:span><text:span text:style-name="T1"> </text:span></text:p>
              <text:p text:style-name="P2"><text:span text:style-name="T2">برنامه ریزی کن برای سر موقعش</text:span><text:span text:style-name="T2"> </text:span></text:p>
            </draw:text-box>
          </draw:frame>
        </draw:g>
        <draw:g>
          <draw:path draw:style-name="gr6" draw:text-style-name="P1" draw:layer="layout" svg:width="4.804cm" svg:height="2.573cm" svg:x="0.361cm" svg:y="11.852cm" svg:viewBox="0 0 4805 2574" svg:d="M428 0c-214 0-428 214-428 428v1717c0 215 214 429 428 429h3949c214 0 428-214 428-429v-1717c0-214-214-428-428-428z">
            <text:p/>
          </draw:path>
          <draw:frame draw:style-name="gr4" draw:text-style-name="P1" draw:layer="layout" svg:width="4.804cm" svg:height="2.573cm" svg:x="0.361cm" svg:y="11.852cm">
            <draw:text-box>
              <text:p text:style-name="P2"><text:span text:style-name="T3">غیر مهم و غیر فوری</text:span><text:span text:style-name="T3"> </text:span></text:p>
              <text:p text:style-name="P2"><text:span text:style-name="T2">بی خیال اینا شو</text:span><text:span text:style-name="T2">! </text:span></text:p>
            </draw:text-box>
          </draw:frame>
        </draw:g>
        <draw:frame draw:style-name="gr7" draw:text-style-name="P1" draw:layer="layout" svg:width="4.953cm" svg:height="1.02cm" svg:x="5.277cm" svg:y="0.27cm">
          <draw:text-box>
            <text:p text:style-name="P3"><text:span text:style-name="T4">فهرست کارهای من</text:span><text:span text:style-name="T4"> </text:span></text:p>
          </draw:text-box>
        </draw:frame>
        <draw:frame draw:style-name="gr7" draw:text-style-name="P1" draw:layer="layout" svg:width="4.953cm" svg:height="1.415cm" svg:x="0.27cm" svg:y="0.27cm">
          <draw:text-box>
            <text:p text:style-name="P3"><text:span text:style-name="T5">بازه‌ی زمانی</text:span><text:span text:style-name="T5">: ........................... </text:span></text:p>
          </draw:text-box>
        </draw:frame>
        <draw:frame draw:style-name="gr8" draw:text-style-name="P1" draw:layer="layout" svg:width="9.925cm" svg:height="7.861cm" svg:x="0.27cm" svg:y="1.29cm">
          <draw:text-box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. <text:s text:c="5"/>....................</text:span><text:span text:style-name="T7">¡</text:span><text:span text:style-name="T6"> </text:span></text:p>
            <text:p text:style-name="P4"><text:span text:style-name="T6">...................................................................................................... <text:s text:c="6"/>...................</text:span><text:span text:style-name="T7">¡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.F Destkhat IV1" svg:font-family="'.F Destkhat IV'"/>
    <style:font-face style:name="Behdad1" svg:font-family="Behdad"/>
    <style:font-face style:name="Wingdings1" svg:font-family="Wingdings"/>
    <style:font-face style:name=".F Destkhat IV" svg:font-family="'.F Destkhat IV'" style:font-pitch="variable"/>
    <style:font-face style:name="Behdad" svg:font-family="Behdad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5:58:37Z</dc:date>
    <meta:creation-date>2021-04-05T15:58:37Z</meta:creation-date>
    <meta:generator>LibreOffice/6.4.7.2$Linux_X86_64 LibreOffice_project/40$Build-2</meta:generator>
    <meta:document-statistic meta:object-count="15"/>
  </office:meta>
</office:document-meta>
</file>